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9900ff" draw:marker-start-width="0.356cm" draw:marker-end="" draw:marker-end-width="0.203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9900ff" style:text-position="sub 58%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64cm" svg:y1="8.304cm" svg:x2="1.964cm" svg:y2="2.589cm">
          <text:p/>
        </draw:line>
        <draw:line draw:style-name="gr1" draw:text-style-name="P1" draw:layer="layout" svg:x1="1.993cm" svg:y1="8.334cm" svg:x2="7.708cm" svg:y2="8.334cm">
          <text:p/>
        </draw:line>
        <draw:frame draw:style-name="gr2" draw:text-style-name="P2" draw:layer="layout" svg:width="0.765cm" svg:height="0.889cm" svg:x="1.551cm" svg:y="1.535cm">
          <draw:text-box>
            <text:p><text:span text:style-name="T1">x</text:span></text:p>
          </draw:text-box>
        </draw:frame>
        <draw:frame draw:style-name="gr2" draw:text-style-name="P2" draw:layer="layout" svg:width="0.757cm" svg:height="0.889cm" svg:x="7.609cm" svg:y="7.893cm">
          <draw:text-box>
            <text:p><text:span text:style-name="T1">t</text:span></text:p>
          </draw:text-box>
        </draw:frame>
        <draw:line draw:style-name="gr3" draw:text-style-name="P1" draw:layer="layout" svg:x1="1.966cm" svg:y1="5.372cm" svg:x2="4.903cm" svg:y2="5.372cm">
          <text:p/>
        </draw:line>
        <draw:frame draw:style-name="gr2" draw:text-style-name="P2" draw:layer="layout" svg:width="0.765cm" svg:height="0.889cm" svg:x="2.752cm" svg:y="4.536cm">
          <draw:text-box>
            <text:p><text:span text:style-name="T1">a</text:span></text:p>
          </draw:text-box>
        </draw:frame>
        <draw:frame draw:style-name="gr2" draw:text-style-name="P2" draw:layer="layout" svg:width="0.765cm" svg:height="0.889cm" svg:x="5.88cm" svg:y="4.337cm">
          <draw:text-box>
            <text:p><text:span text:style-name="T1">b</text:span></text:p>
          </draw:text-box>
        </draw:frame>
        <draw:line draw:style-name="gr3" draw:text-style-name="P1" draw:layer="layout" svg:x1="4.977cm" svg:y1="5.308cm" svg:x2="7.054cm" svg:y2="3.231cm">
          <text:p/>
        </draw:line>
        <draw:line draw:style-name="gr4" draw:text-style-name="P1" draw:layer="layout" svg:x1="4.964cm" svg:y1="8.33cm" svg:x2="4.937cm" svg:y2="5.318cm">
          <text:p/>
        </draw:line>
        <draw:frame draw:style-name="gr5" draw:text-style-name="P2" draw:layer="layout" svg:width="1.043cm" svg:height="1.09cm" svg:x="4.91cm" svg:y="6.394cm">
          <draw:text-box>
            <text:p><text:span text:style-name="T1">t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21T18:09:31.605535000</dc:date>
    <meta:editing-duration>PT33M11S</meta:editing-duration>
    <meta:editing-cycles>6</meta:editing-cycles>
    <meta:generator>LibreOffice/5.3.2.2$MacOSX_X86_64 LibreOffice_project/6cd4f1ef626f15116896b1d8e1398b56da0d0ee1</meta:generator>
    <meta:document-statistic meta:object-count="10"/>
  </office:meta>
</office:document-meta>
</file>